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503241659778944145"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4220253914145683035"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4">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4">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129386213060379177"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15">&lt;<text:span text:style-name="T20">Добавить сцену со Стасом</text:span>&gt;</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text:span text:style-name="T1">эш.</text:span>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text:soft-page-break/>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text:span text:style-name="T1">эш</text:span>,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text:span text:style-name="T1">Нэш</text:span>,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text:span text:style-name="T1">Нэш</text:span>,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19">Bionic-Hill’а</text:span>. <text:span text:style-name="T1">Разноцветное искрение снежинок в мягком свете фонарей</text:span> создавал<text:span text:style-name="T1">о</text:span> атмосферу <text:span text:style-name="T6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8">Музыка быстрая, тревожная, надорваная и печальная (Pet Shop Boys “So Hard” ?)</text:p>
      <text:p text:style-name="P23"/>
      <text:p text:style-name="P10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317812693047576923"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text:soft-page-break/>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Аликорница сникла. Уши её опустились.</text:p>
      <text:p text:style-name="P42"><text:span text:style-name="T8">– </text:span>Макс, не надо... Ты же знаешь, я этого не сделаю.</text:p>
      <text:p text:style-name="P42"><text:soft-page-break/><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text:soft-page-break/>&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text:soft-page-break/>–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text:soft-page-break/>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 Сто лет не гуляла по парку. Составишь мне компанию?</text:p>
      <text:p text:style-name="P42">Я поднялся с кресла, гадая, шутила Селестия про сто лет, или нет?</text:p>
      <text:p text:style-name="P42"><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 Всё в порядке?</text:p>
      <text:p text:style-name="P42"><text:soft-page-break/>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 Завтра будешь? – спросил Норф. – Надо бы закончить заказ из <text:s/>Троттингема.</text:p>
      <text:p text:style-name="P42"><text:soft-page-break/>–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Наконец Селестия развернулась и глубоко выдохнула.</text:p>
      <text:p text:style-name="P42"><text:soft-page-break/>–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text:soft-page-break/>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text:span text:style-name="T60">мино</text:span>тавра?</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4">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p>
      <text:p text:style-name="P45"><text:soft-page-break/>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text:soft-page-break/>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
      <text:p text:style-name="P45"><text:soft-page-break/>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Некоторое время было тихо. Потом хлопнули ставни и чей-то сонный голос недовольно пробормотал:</text:p>
      <text:p text:style-name="P45"><text:soft-page-break/><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ты готова на ТАКОЕ! Признаюсь, вам удалось нас заинтересовать!</text:p>
      <text:p text:style-name="P45">Единорожка в задумчивости стала ходить по веранде туда-сюда, разговаривая сама с собой.</text:p>
      <text:p text:style-name="P45"><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МУ-ХА-ХА!</text:p>
      <text:p text:style-name="P45"><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text:soft-page-break/>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oft-page-break/><text:span text:style-name="T27">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text:soft-page-break/>–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У-у-у-ы-ы-ы-а-а-а!</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soft-page-break/>…</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5">На ближайшем же столбе висело объявление, в котором за мою голову уже предлагалось двадцать пять тысяч.</text:p>
      <text:p text:style-name="P4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валяющийся рядом с нами самокат.</text:p>
      <text:p text:style-name="P45">– Дэш, ты ведь сможешь буксировать его на лету?</text:p>
      <text:p text:style-name="P45">– Этот? Конечно могу! Плёвое дело!</text:p>
      <text:p text:style-name="P45">– А со мной?</text:p>
      <text:p text:style-name="P45">– Хмм. Понимаю, к чему ты клонишь.</text:p>
      <text:p text:style-name="P45">Пегаска критически оглядела меня.</text:p>
      <text:p text:style-name="P4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5">…</text:p>
      <text:p text:style-name="P45">Когда дорожное покрытие слилось в сплошную серую полосу, а руль самоката начал у меня в руках вибрировать от скорости, я заорал:</text:p>
      <text:p text:style-name="P45">– Дэ-э-э-ш!!! Сто-о-ой!!! Хватит! Испытание пройдено! Не увлекайся!!!</text:p>
      <text:p text:style-name="P45">Пегаска приземлилась и, выплюнув поводья изо рта, встала в гордую позу.</text:p>
      <text:p text:style-name="P45">– Я ещё и не начинала, между прочим! Так, только чуть-чуть размялась!</text:p>
      <text:p text:style-name="P45">Я положил самокат и на трясущихся ногах приближался к ней. Сердце ходило ходуном где-то в районе пяток.</text:p>
      <text:p text:style-name="P45">– Дэш, ты это нарочно? Про «клячу» и всё такое?</text:p>
      <text:p text:style-name="P45">– А что такое? – невинно спросила пегаска, полуобернувшись ко мне задом.</text:p>
      <text:p text:style-name="P45">– А ничего. – нарочито спокойно сказал я, демонстративно закатывая рукава.</text:p>
      <text:p text:style-name="P4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5">– <text:s/>А того, что я тебя сейчас!..</text:p>
      <text:p text:style-name="P45">ХЛОП!</text:p>
      <text:p text:style-name="P4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5">– Бггг! – <text:s/>заржала пегаска. – Макс, не будь нытиком! Прикольная же шутка!</text:p>
      <text:p text:style-name="P4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5"><text:s/>Я потрепал пегаску между ушей.</text:p>
      <text:p text:style-name="P45">– Насчёт шуток я уже заметил. Не парься, я не сержусь. Вдобавок, не такой уж я и хрупкий, просто люблю перестраховаться.</text:p>
      <text:p text:style-name="P45"><text:soft-page-break/>– Да? Это клёво. – успокоилась Дэш. – А можно попросить тебя об одной вещи?</text:p>
      <text:p text:style-name="P45">– Да?</text:p>
      <text:p text:style-name="P45">– Помнишь, я разревелась в Груммингтоне?</text:p>
      <text:p text:style-name="P45">– Ну да, было дело.</text:p>
      <text:p text:style-name="P45">– Забудь про это!</text:p>
      <text:p text:style-name="P45">– Почему? – озадачился я. – Ты тогда была такой милой тогда.</text:p>
      <text:p text:style-name="P45">Дэш насупилась и принялась ковырять копытом асфальт.</text:p>
      <text:p text:style-name="P4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5">Я пожал плечами.</text:p>
      <text:p text:style-name="P4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5">– Но ты не плачешь.</text:p>
      <text:p text:style-name="P45">Я задумался.</text:p>
      <text:p text:style-name="P4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5">– Ни фига себе! Куда ж может быть хуже? – воскликнула Дэш. – У вас что, все поголовно встают в восемь утра и едят сено на завтрак, обед и ужин?</text:p>
      <text:p text:style-name="P45">Я засмеялся.</text:p>
      <text:p text:style-name="P45">– Кто-то встаёт и раньше. Но не в этом проблема. У нас... Как бы это сказать... очень холодно.</text:p>
      <text:p text:style-name="P4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5">– Нет, я не то имел ввиду. Холодно не в физическом смысле. В душевном.</text:p>
      <text:p text:style-name="P45">Пегаска всмотрелась мне в лицо, как будто впервые видя его.</text:p>
      <text:p text:style-name="P45">– Ты имеешь ввиду, что тебе утром некому сказать: «Привет, хорошего дня»?</text:p>
      <text:p text:style-name="P45">– Да, примерно это я имел ввиду.</text:p>
      <text:p text:style-name="P45">– Сочувствую. Без друзей не прикольно. Всем нужны друзья. Даже Дискорду, дискорд его забери!</text:p>
      <text:p text:style-name="P45">Пегаска вдруг стала на задние ноги, положив передние мне на плечи.</text:p>
      <text:p text:style-name="P45">– Макс! В Эквестрии у тебя всегда будут друзья, что бы ни случилось!</text:p>
      <text:p text:style-name="P45">Я растроганно обнял пегаску и погладил её по шее.</text:p>
      <text:p text:style-name="P45">– Спасибо, Дэш. Это просто здорово!</text:p>
      <text:p text:style-name="P45">…</text:p>
      <text:p text:style-name="P45">Оставляя на прилавке очередной пустующей филлидельфийской лавки монетку, я озабоченно заметил:</text:p>
      <text:p text:style-name="P4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5">– Ты чего? – не поняла шутки пегаска. – А как же твоё участие в эксперименте?</text:p>
      <text:p text:style-name="P45">– Ты меня всё равно как-нибудь вытащишь. – отмахнулся я. – Лучше помоги искать палатку.</text:p>
      <text:p text:style-name="P45"><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5">Я пропустил замечание пегаски мимо ушей и продолжил паковать рюкзак.</text:p>
      <text:p text:style-name="P4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5">– Надеюсь, с ним ничего не случится. – озабоченно сказал я. – Иначе придётся объясняться с Трикси.</text:p>
      <text:p text:style-name="P45">– Ерунда! В крайнем случае, купишь ей новый. – отмахнулась пегаска. – Ты не представляешь, как я рада, что избавилась от него!</text:p>
      <text:p text:style-name="P45">Пегаска взлетела и осторожно потянула упряжь. Потом приземлилась и недовольно глянула на меня.</text:p>
      <text:p text:style-name="P45">– Скидывай! – скомандовала пегаска, указав на рюкзак.</text:p>
      <text:p text:style-name="P45">– В чём дело?</text:p>
      <text:p text:style-name="P45">Пегаска молча потянула зубами за шлейку рюкзака, сдёргивая его с меня.</text:p>
      <text:p text:style-name="P45">– Дэш, ты чего?</text:p>
      <text:p text:style-name="P45">Пегаска раскрыла рюкзак и стала копаться в нём.</text:p>
      <text:p text:style-name="P45">– Я могу нести тебя, когда ты весишь семьдесят килограмм. – больший из двух котелков отправился в провал.</text:p>
      <text:p text:style-name="P45">– Я могу тянуть тебя, когда ты весишь восемьдесят килограмм. – две трети наших запасов картошки ухнули следом.</text:p>
      <text:p text:style-name="P45">– Я могу тащить тебя, даже когда ты весишь девяносто! – насос и запасное колесо к самокату улетели туда же.</text:p>
      <text:p text:style-name="P45">– Но мы не договаривались, что ты будешь весить под сто десять только потому, что дорвался до бесплатных магазинов! Это уже слишком!</text:p>
      <text:p text:style-name="P45">–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5">…</text:p>
      <text:p text:style-name="P4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5">– Я вижу скалу Кантерлот. Ещё день пути — и сворачиваем к Понивиллю.</text:p>
      <text:p text:style-name="P45">– А ты выдержишь?</text:p>
      <text:p text:style-name="P45">Пегаска фыркнула.</text:p>
      <text:p text:style-name="P45">– Я-то выдержу. Самокат — нет.</text:p>
      <text:p text:style-name="P4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5">– Я уже думала над этим. Там часто встречаются пони. Тебя узнают.</text:p>
      <text:p text:style-name="P45"><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5">– «Трасса 52» – прочла Дэш на табличке. – Что-то я не помню тут никаких трасс. Наверное, недавно построили.</text:p>
      <text:p text:style-name="P4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5">От скорости, которую мы развили на новой дороге у меня свистело в ушах. В какой-то момент я всё же услышал подозрительное скрипение.</text:p>
      <text:p text:style-name="P45">– Дэ-э-эш! Тормози-и-и!!!</text:p>
      <text:p text:style-name="P45">– Чего-о-о?! Не слышу!!!</text:p>
      <text:p text:style-name="P45">КРАК!!!</text:p>
      <text:p text:style-name="P45">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5">…</text:p>
      <text:p text:style-name="P52">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52"><text:s/>В какой-то момент пришло осознание.</text:p>
      <text:p text:style-name="P5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2">– Док, позавчерашний приходит в сознание!</text:p>
      <text:p text:style-name="P52">– Следи за давлением.</text:p>
      <text:p text:style-name="P52">В поле зрения появляется предмет. Сквозь ресницы видны только его расплывчатые очертания. Предмет движется, проводя какие-то манипуляции.</text:p>
      <text:p text:style-name="P52">Я открываю глаза и вижу фигуру в голубом.</text:p>
      <text:p text:style-name="P5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2">– Больной, как вы себя чувствуете? Вы можете назвать своё имя?</text:p>
      <text:p text:style-name="P52">Я закрываю глаза и пытаюсь вспомнить.</text:p>
      <text:p text:style-name="P5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text:soft-page-break/>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2">Я вспомнил почти всё. Моё имя? Осталось вспомнить имя. Меня зовут...</text:p>
      <text:p text:style-name="P52">– Ма-а-акс! Ма-а-акс! Ма-а-акс!</text:p>
      <text:p text:style-name="P5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text:p>
      <text:p text:style-name="P52">Я открываю глаза и вижу фигуру в голубом.</text:p>
      <text:p text:style-name="P45">…</text:p>
      <text:p text:style-name="P45">Сознание с трудом возвратилось в гудевшую <text:span text:style-name="T60">как с бодуна</text:span> голову. Голубая клякса сфокусировалась в пегаску, ревущую надо мной во всё горло.</text:p>
      <text:p text:style-name="P45">Чёрт, и как это я додумался ездить на такой скорости без шлема? Чуть мозгов не лишился.</text:p>
      <text:p text:style-name="P45">– Ма-а-акс! Ма-а-акс! Встава-а-ай!</text:p>
      <text:p text:style-name="P45">– И как я, интересно, могу встать, если ты стоишь прямо надо мной? – с трудом отвечаю я.</text:p>
      <text:p text:style-name="P45">– Хорош язвить, умник! – буркнула пегаска сквозь слёзы. – Макс?!!</text:p>
      <text:p text:style-name="P45">Я был полузадушен силой объятий пегаски.</text:p>
      <text:p text:style-name="P45">– Что-то я слишком часто реву с тех пор, как мы познакомились. – пробормотала Дэш, прижавшись ко мне.</text:p>
      <text:p text:style-name="P54"/>
      <text:p text:style-name="P45"/>
      <text:p text:style-name="P45"/>
      <text:p text:style-name="P45"/>
      <text:p text:style-name="P45">&lt;<text:span text:style-name="T19">Добавить в фанфик плетение шуточных интриг принцессами друг против дружки</text:span>&gt;</text:p>
      <text:p text:style-name="P45"/>
      <text:p text:style-name="P45">&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2"><text:s/></text:p>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0"/>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text:soft-page-break/>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text:soft-page-break/></text:p>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8"/>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text:span><text:soft-page-break/><text:span text:style-name="T22">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text:span><text:span text:style-name="T22">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text:soft-page-break/>-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oft-page-break/><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1">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text:soft-page-break/>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text:soft-page-break/>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oft-page-break/><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text:soft-page-break/>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oft-page-break/><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oft-page-break/><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oft-page-break/><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oft-page-break/><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oft-page-break/><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99"/>
      <text:p text:style-name="P99"/>
      <text:p text:style-name="P99"><text:soft-page-break/></text:p>
      <text:p text:style-name="P99"/>
      <text:p text:style-name="P62"><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text:soft-page-break/>Поиск решения</text:h>
      <text:p text:style-name="P99"/>
      <text:p text:style-name="P6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oft-page-break/><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pan text:style-name="T19">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text:soft-page-break/>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text:soft-page-break/>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text:soft-page-break/>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text:soft-page-break/>–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oft-page-break/><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8045426053903298843"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41702922" text:continue-numbering="true" text:style-name="L5">
        <text:list-header>
          <text:p text:style-name="P147">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727665" text:continue-numbering="true" text:style-name="L5">
        <text:list-header>
          <text:p text:style-name="P147"><text:soft-page-break/>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732194"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5639171738213109365"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5730453888565976486"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soft-page-break/>…</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text:soft-page-break/>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text:soft-page-break/>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text:soft-page-break/>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text:soft-page-break/>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text:soft-page-break/>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text:soft-page-break/>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text:soft-page-break/>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text:soft-page-break/>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4301665514734937634" text:style-name="L8">
        <text:list-header>
          <text:p text:style-name="P149">(<text:span text:style-name="T26">Луна — как повелительница снов, слышала разговор Макса с Анакорном</text:span>)</text:p>
          <text:p text:style-name="P150"/>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1"><text:span text:style-name="T22">- Точно? Ну офигеть! </text:span>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text:soft-page-break/>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4T21:54:02.99</dc:date>
    <meta:editing-duration>P86DT18H57M30S</meta:editing-duration>
    <meta:editing-cycles>5037</meta:editing-cycles>
    <meta:generator>OpenOffice/4.1.1$Win32 OpenOffice.org_project/411m6$Build-9775</meta:generator>
    <meta:document-statistic meta:table-count="0" meta:image-count="0" meta:object-count="0" meta:page-count="175" meta:paragraph-count="3587" meta:word-count="83314" meta:character-count="529919"/>
    <dc:creator>макс </dc:creator>
  </office:meta>
</office:document-meta>
</file>